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07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  <table:table-row table:style-name="ro1">
          <table:table-cell office:value-type="string">
            <text:p>initial2</text:p>
          </table:table-cell>
          <table:table-cell office:value-type="string">
            <text:p>content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lative1</text:p>
          </table:table-cell>
          <table:table-cell office:value-type="string">
            <text:p>content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NamedRange</text:p>
          </table:table-cell>
          <table:table-cell office:value-type="string">
            <text:p>namedrange</text:p>
          </table:table-cell>
        </table:table-row>
      </table:table>
      <table:table table:name="addNewRangeNamesSheet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table:number-columns-repeated="7"/>
        </table:table-row>
        <table:table-row table:style-name="ro1">
          <table:table-cell office:value-type="string">
            <text:p>row1</text:p>
          </table:table-cell>
          <table:table-cell office:value-type="string">
            <text:p>content row 1 col 1</text:p>
          </table:table-cell>
          <table:table-cell office:value-type="string">
            <text:p>content row 1 col 2</text:p>
          </table:table-cell>
          <table:table-cell office:value-type="string">
            <text:p>content row 1 col 3</text:p>
          </table:table-cell>
          <table:table-cell table:number-columns-repeated="7"/>
        </table:table-row>
        <table:table-row table:style-name="ro1">
          <table:table-cell office:value-type="string">
            <text:p>row2</text:p>
          </table:table-cell>
          <table:table-cell office:value-type="string">
            <text:p>content row 2 col 1</text:p>
          </table:table-cell>
          <table:table-cell office:value-type="string">
            <text:p>content row 2 col 2</text:p>
          </table:table-cell>
          <table:table-cell office:value-type="string">
            <text:p>content row 2 col 3</text:p>
          </table:table-cell>
          <table:table-cell table:number-columns-repeated="7"/>
        </table:table-row>
        <table:table-row table:style-name="ro1">
          <table:table-cell office:value-type="string">
            <text:p>row3</text:p>
          </table:table-cell>
          <table:table-cell office:value-type="string">
            <text:p>content row 3 col 1</text:p>
          </table:table-cell>
          <table:table-cell office:value-type="string">
            <text:p>content row 3 col 2</text:p>
          </table:table-cell>
          <table:table-cell office:value-type="string">
            <text:p>content row 3 col 3</text:p>
          </table:table-cell>
          <table:table-cell table:number-columns-repeated="7"/>
        </table:table-row>
      </table:table>
      <table:named-expressions>
        <table:named-range table:name="initial1" table:base-cell-address="$Sheet1.$B$1" table:cell-range-address="$Sheet1.$B$1"/>
        <table:named-range table:name="initial2" table:base-cell-address="$Sheet1.$B$1" table:cell-range-address="$Sheet1.$B$2"/>
        <table:named-range table:name="NamedRange" table:base-cell-address="$Sheet1.$A$8" table:cell-range-address="$Sheet1.$B$8"/>
        <table:named-range table:name="relative1" table:base-cell-address="$Sheet1.$B$4" table:cell-range-address="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1-30T10:09:14</meta:creation-date>
    <dc:date>2012-02-18T04:07:07</dc:date>
    <meta:editing-duration>PT05H08M36S</meta:editing-duration>
    <meta:editing-cycles>7</meta:editing-cycles>
    <meta:generator>LibreOffice/3.5$Linux_X86_64 LibreOffice_project/f52a0e6</meta:generator>
    <meta:document-statistic meta:table-count="2" meta:cell-count="23" meta:object-count="0"/>
  </office:meta>
</office:document-meta>
</file>